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gcp" table:style-name="ta1">
        <table:table-column table:style-name="co1" table:number-columns-repeated="15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northcarolina</text:p>
          </table:table-cell>
          <table:table-cell office:value-type="string" calcext:value-type="string">
            <text:p>tokyo</text:p>
          </table:table-cell>
          <table:table-cell table:number-columns-repeated="7"/>
          <table:table-cell office:value-type="string" calcext:value-type="string">
            <text:p>stdev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/>
          <table:table-cell office:value-type="float" office:value="195.497" calcext:value-type="float">
            <text:p>195,497</text:p>
          </table:table-cell>
          <table:table-cell office:value-type="float" office:value="262.103" calcext:value-type="float">
            <text:p>262,103</text:p>
          </table:table-cell>
          <table:table-cell office:value-type="float" office:value="5408.909" calcext:value-type="float">
            <text:p>5408,909</text:p>
          </table:table-cell>
          <table:table-cell office:value-type="float" office:value="1889.497" calcext:value-type="float">
            <text:p>1889,497</text:p>
          </table:table-cell>
          <table:table-cell table:number-columns-repeated="5"/>
          <table:table-cell office:value-type="string" calcext:value-type="string">
            <text:p>belgium</text:p>
          </table:table-cell>
          <table:table-cell table:formula="of:=AVERAGE([.B6:.B104])" office:value-type="float" office:value="46.2473488372093" calcext:value-type="float">
            <text:p>46,2473488372</text:p>
          </table:table-cell>
          <table:table-cell table:formula="of:=STDEV([.$B6:.$B104])" office:value-type="float" office:value="2.60540729013128" calcext:value-type="float">
            <text:p>2,6054072901</text:p>
          </table:table-cell>
          <table:table-cell table:formula="of:=MAX([.$B6:.$B104])" office:value-type="float" office:value="54.883" calcext:value-type="float">
            <text:p>54,883</text:p>
          </table:table-cell>
          <table:table-cell table:formula="of:=MIN([.$B6:.$B104])" office:value-type="float" office:value="43.44" calcext:value-type="float">
            <text:p>43,44</text:p>
          </table:table-cell>
        </table:table-row>
        <table:table-row table:style-name="ro1">
          <table:table-cell table:number-columns-repeated="13"/>
          <table:table-cell table:formula="of:=[.N5]-[.L5]" office:value-type="float" office:value="8.6356511627907" calcext:value-type="float">
            <text:p>8,6356511628</text:p>
          </table:table-cell>
          <table:table-cell table:formula="of:=[.O5]-[.L5]" office:value-type="float" office:value="-2.8073488372093" calcext:value-type="float">
            <text:p>-2,8073488372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iowa</text:p>
          </table:table-cell>
          <table:table-cell table:formula="of:=AVERAGE([.C6:.C104])" office:value-type="float" office:value="147.502593023256" calcext:value-type="float">
            <text:p>147,5025930233</text:p>
          </table:table-cell>
          <table:table-cell table:formula="of:=STDEV([.$C6:.$C104])" office:value-type="float" office:value="6.53388711146455" calcext:value-type="float">
            <text:p>6,5338871115</text:p>
          </table:table-cell>
          <table:table-cell table:formula="of:=MAX([.$C6:.$C104])" office:value-type="float" office:value="170.253" calcext:value-type="float">
            <text:p>170,253</text:p>
          </table:table-cell>
          <table:table-cell table:formula="of:=MIN([.$C6:.$C104])" office:value-type="float" office:value="139.704" calcext:value-type="float">
            <text:p>139,704</text:p>
          </table:table-cell>
        </table:table-row>
        <table:table-row table:style-name="ro1">
          <table:table-cell table:number-columns-repeated="13"/>
          <table:table-cell table:formula="of:=[.N9]-[.L9]" office:value-type="float" office:value="22.7504069767442" calcext:value-type="float">
            <text:p>22,7504069767</text:p>
          </table:table-cell>
          <table:table-cell table:formula="of:=[.O9]-[.L9]" office:value-type="float" office:value="-7.79859302325582" calcext:value-type="float">
            <text:p>-7,798593023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northcarolina</text:p>
          </table:table-cell>
          <table:table-cell table:formula="of:=AVERAGE([.D6:.D104])" office:value-type="float" office:value="140.42873255814" calcext:value-type="float">
            <text:p>140,4287325581</text:p>
          </table:table-cell>
          <table:table-cell table:formula="of:=STDEV([.$D6:.$D104])" office:value-type="float" office:value="7.0536762103583" calcext:value-type="float">
            <text:p>7,0536762104</text:p>
          </table:table-cell>
          <table:table-cell table:formula="of:=MAX([.$D6:.$D104])" office:value-type="float" office:value="178.055" calcext:value-type="float">
            <text:p>178,055</text:p>
          </table:table-cell>
          <table:table-cell table:formula="of:=MIN([.$D6:.$D104])" office:value-type="float" office:value="135.263" calcext:value-type="float">
            <text:p>135,263</text:p>
          </table:table-cell>
        </table:table-row>
        <table:table-row table:style-name="ro1">
          <table:table-cell table:number-columns-repeated="13"/>
          <table:table-cell table:formula="of:=[.N13]-[.L13]" office:value-type="float" office:value="37.6262674418604" calcext:value-type="float">
            <text:p>37,6262674419</text:p>
          </table:table-cell>
          <table:table-cell table:formula="of:=[.O13]-[.L13]" office:value-type="float" office:value="-5.16573255813955" calcext:value-type="float">
            <text:p>-5,1657325581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tokyo</text:p>
          </table:table-cell>
          <table:table-cell table:formula="of:=AVERAGE([.E6:.E104])" office:value-type="float" office:value="276.66661627907" calcext:value-type="float">
            <text:p>276,6666162791</text:p>
          </table:table-cell>
          <table:table-cell table:formula="of:=STDEV([.$E6:.$E104])" office:value-type="float" office:value="19.7489367154843" calcext:value-type="float">
            <text:p>19,7489367155</text:p>
          </table:table-cell>
          <table:table-cell table:formula="of:=MAX([.$E6:.$E104])" office:value-type="float" office:value="334.395" calcext:value-type="float">
            <text:p>334,395</text:p>
          </table:table-cell>
          <table:table-cell table:formula="of:=MIN([.$E6:.$E104])" office:value-type="float" office:value="265.124" calcext:value-type="float">
            <text:p>265,124</text:p>
          </table:table-cell>
        </table:table-row>
        <table:table-row table:style-name="ro1">
          <table:table-cell table:number-columns-repeated="13"/>
          <table:table-cell table:formula="of:=[.N17]-[.L17]" office:value-type="float" office:value="57.7283837209304" calcext:value-type="float">
            <text:p>57,7283837209</text:p>
          </table:table-cell>
          <table:table-cell table:formula="of:=[.O17]-[.L17]" office:value-type="float" office:value="-11.5426162790696" calcext:value-type="float">
            <text:p>-11,5426162791</text:p>
          </table:table-cell>
        </table:table-row>
        <table:table-row table:style-name="ro1">
          <table:table-cell/>
          <table:table-cell office:value-type="float" office:value="54.883" calcext:value-type="float">
            <text:p>54,883</text:p>
          </table:table-cell>
          <table:table-cell office:value-type="float" office:value="170.253" calcext:value-type="float">
            <text:p>170,253</text:p>
          </table:table-cell>
          <table:table-cell office:value-type="float" office:value="178.055" calcext:value-type="float">
            <text:p>178,055</text:p>
          </table:table-cell>
          <table:table-cell office:value-type="float" office:value="334.395" calcext:value-type="float">
            <text:p>334,39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4.145" calcext:value-type="float">
            <text:p>54,145</text:p>
          </table:table-cell>
          <table:table-cell office:value-type="float" office:value="166.971" calcext:value-type="float">
            <text:p>166,971</text:p>
          </table:table-cell>
          <table:table-cell office:value-type="float" office:value="164.675" calcext:value-type="float">
            <text:p>164,675</text:p>
          </table:table-cell>
          <table:table-cell office:value-type="float" office:value="333.701" calcext:value-type="float">
            <text:p>333,7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3.246" calcext:value-type="float">
            <text:p>53,246</text:p>
          </table:table-cell>
          <table:table-cell office:value-type="float" office:value="164.594" calcext:value-type="float">
            <text:p>164,594</text:p>
          </table:table-cell>
          <table:table-cell office:value-type="float" office:value="164.239" calcext:value-type="float">
            <text:p>164,239</text:p>
          </table:table-cell>
          <table:table-cell office:value-type="float" office:value="333.451" calcext:value-type="float">
            <text:p>333,45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.311" calcext:value-type="float">
            <text:p>52,311</text:p>
          </table:table-cell>
          <table:table-cell office:value-type="float" office:value="159.853" calcext:value-type="float">
            <text:p>159,853</text:p>
          </table:table-cell>
          <table:table-cell office:value-type="float" office:value="159.28" calcext:value-type="float">
            <text:p>159,28</text:p>
          </table:table-cell>
          <table:table-cell office:value-type="float" office:value="333.299" calcext:value-type="float">
            <text:p>333,29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.746" calcext:value-type="float">
            <text:p>51,746</text:p>
          </table:table-cell>
          <table:table-cell office:value-type="float" office:value="159.308" calcext:value-type="float">
            <text:p>159,308</text:p>
          </table:table-cell>
          <table:table-cell office:value-type="float" office:value="156.373" calcext:value-type="float">
            <text:p>156,373</text:p>
          </table:table-cell>
          <table:table-cell office:value-type="float" office:value="330.784" calcext:value-type="float">
            <text:p>330,78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.252" calcext:value-type="float">
            <text:p>51,252</text:p>
          </table:table-cell>
          <table:table-cell office:value-type="float" office:value="158.919" calcext:value-type="float">
            <text:p>158,919</text:p>
          </table:table-cell>
          <table:table-cell office:value-type="float" office:value="151.71" calcext:value-type="float">
            <text:p>151,71</text:p>
          </table:table-cell>
          <table:table-cell office:value-type="float" office:value="328.979" calcext:value-type="float">
            <text:p>328,97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.862" calcext:value-type="float">
            <text:p>50,862</text:p>
          </table:table-cell>
          <table:table-cell office:value-type="float" office:value="157.741" calcext:value-type="float">
            <text:p>157,741</text:p>
          </table:table-cell>
          <table:table-cell office:value-type="float" office:value="149.357" calcext:value-type="float">
            <text:p>149,357</text:p>
          </table:table-cell>
          <table:table-cell office:value-type="float" office:value="327.032" calcext:value-type="float">
            <text:p>327,03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.216" calcext:value-type="float">
            <text:p>50,216</text:p>
          </table:table-cell>
          <table:table-cell office:value-type="float" office:value="157.372" calcext:value-type="float">
            <text:p>157,372</text:p>
          </table:table-cell>
          <table:table-cell office:value-type="float" office:value="147.246" calcext:value-type="float">
            <text:p>147,246</text:p>
          </table:table-cell>
          <table:table-cell office:value-type="float" office:value="322.609" calcext:value-type="float">
            <text:p>322,60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.102" calcext:value-type="float">
            <text:p>50,102</text:p>
          </table:table-cell>
          <table:table-cell office:value-type="float" office:value="157.23" calcext:value-type="float">
            <text:p>157,23</text:p>
          </table:table-cell>
          <table:table-cell office:value-type="float" office:value="146.901" calcext:value-type="float">
            <text:p>146,901</text:p>
          </table:table-cell>
          <table:table-cell office:value-type="float" office:value="319.008" calcext:value-type="float">
            <text:p>319,00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.084" calcext:value-type="float">
            <text:p>50,084</text:p>
          </table:table-cell>
          <table:table-cell office:value-type="float" office:value="156.322" calcext:value-type="float">
            <text:p>156,322</text:p>
          </table:table-cell>
          <table:table-cell office:value-type="float" office:value="145.566" calcext:value-type="float">
            <text:p>145,566</text:p>
          </table:table-cell>
          <table:table-cell office:value-type="float" office:value="310.479" calcext:value-type="float">
            <text:p>310,47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0.012" calcext:value-type="float">
            <text:p>50,012</text:p>
          </table:table-cell>
          <table:table-cell office:value-type="float" office:value="156.28" calcext:value-type="float">
            <text:p>156,28</text:p>
          </table:table-cell>
          <table:table-cell office:value-type="float" office:value="144.315" calcext:value-type="float">
            <text:p>144,315</text:p>
          </table:table-cell>
          <table:table-cell office:value-type="float" office:value="300.272" calcext:value-type="float">
            <text:p>300,27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.98" calcext:value-type="float">
            <text:p>49,98</text:p>
          </table:table-cell>
          <table:table-cell office:value-type="float" office:value="154.627" calcext:value-type="float">
            <text:p>154,627</text:p>
          </table:table-cell>
          <table:table-cell office:value-type="float" office:value="144.037" calcext:value-type="float">
            <text:p>144,037</text:p>
          </table:table-cell>
          <table:table-cell office:value-type="float" office:value="299.981" calcext:value-type="float">
            <text:p>299,9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.454" calcext:value-type="float">
            <text:p>49,454</text:p>
          </table:table-cell>
          <table:table-cell office:value-type="float" office:value="154.324" calcext:value-type="float">
            <text:p>154,324</text:p>
          </table:table-cell>
          <table:table-cell office:value-type="float" office:value="143.625" calcext:value-type="float">
            <text:p>143,625</text:p>
          </table:table-cell>
          <table:table-cell office:value-type="float" office:value="298.878" calcext:value-type="float">
            <text:p>298,87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9.266" calcext:value-type="float">
            <text:p>49,266</text:p>
          </table:table-cell>
          <table:table-cell office:value-type="float" office:value="153.687" calcext:value-type="float">
            <text:p>153,687</text:p>
          </table:table-cell>
          <table:table-cell office:value-type="float" office:value="143.564" calcext:value-type="float">
            <text:p>143,564</text:p>
          </table:table-cell>
          <table:table-cell office:value-type="float" office:value="283.221" calcext:value-type="float">
            <text:p>283,2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.837" calcext:value-type="float">
            <text:p>48,837</text:p>
          </table:table-cell>
          <table:table-cell office:value-type="float" office:value="153.63" calcext:value-type="float">
            <text:p>153,63</text:p>
          </table:table-cell>
          <table:table-cell office:value-type="float" office:value="143.057" calcext:value-type="float">
            <text:p>143,057</text:p>
          </table:table-cell>
          <table:table-cell office:value-type="float" office:value="280.181" calcext:value-type="float">
            <text:p>280,1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.673" calcext:value-type="float">
            <text:p>48,673</text:p>
          </table:table-cell>
          <table:table-cell office:value-type="float" office:value="153.604" calcext:value-type="float">
            <text:p>153,604</text:p>
          </table:table-cell>
          <table:table-cell office:value-type="float" office:value="142.913" calcext:value-type="float">
            <text:p>142,913</text:p>
          </table:table-cell>
          <table:table-cell office:value-type="float" office:value="278.267" calcext:value-type="float">
            <text:p>278,26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.284" calcext:value-type="float">
            <text:p>48,284</text:p>
          </table:table-cell>
          <table:table-cell office:value-type="float" office:value="153.168" calcext:value-type="float">
            <text:p>153,168</text:p>
          </table:table-cell>
          <table:table-cell office:value-type="float" office:value="142.385" calcext:value-type="float">
            <text:p>142,385</text:p>
          </table:table-cell>
          <table:table-cell office:value-type="float" office:value="275.277" calcext:value-type="float">
            <text:p>275,27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.185" calcext:value-type="float">
            <text:p>48,185</text:p>
          </table:table-cell>
          <table:table-cell office:value-type="float" office:value="153.158" calcext:value-type="float">
            <text:p>153,158</text:p>
          </table:table-cell>
          <table:table-cell office:value-type="float" office:value="141.714" calcext:value-type="float">
            <text:p>141,714</text:p>
          </table:table-cell>
          <table:table-cell office:value-type="float" office:value="275.05" calcext:value-type="float">
            <text:p>275,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.676" calcext:value-type="float">
            <text:p>47,676</text:p>
          </table:table-cell>
          <table:table-cell office:value-type="float" office:value="152.876" calcext:value-type="float">
            <text:p>152,876</text:p>
          </table:table-cell>
          <table:table-cell office:value-type="float" office:value="141.393" calcext:value-type="float">
            <text:p>141,393</text:p>
          </table:table-cell>
          <table:table-cell office:value-type="float" office:value="274.706" calcext:value-type="float">
            <text:p>274,70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.569" calcext:value-type="float">
            <text:p>47,569</text:p>
          </table:table-cell>
          <table:table-cell office:value-type="float" office:value="152.187" calcext:value-type="float">
            <text:p>152,187</text:p>
          </table:table-cell>
          <table:table-cell office:value-type="float" office:value="141.312" calcext:value-type="float">
            <text:p>141,312</text:p>
          </table:table-cell>
          <table:table-cell office:value-type="float" office:value="273.107" calcext:value-type="float">
            <text:p>273,10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.261" calcext:value-type="float">
            <text:p>47,261</text:p>
          </table:table-cell>
          <table:table-cell office:value-type="float" office:value="151.977" calcext:value-type="float">
            <text:p>151,977</text:p>
          </table:table-cell>
          <table:table-cell office:value-type="float" office:value="141.289" calcext:value-type="float">
            <text:p>141,289</text:p>
          </table:table-cell>
          <table:table-cell office:value-type="float" office:value="271.84" calcext:value-type="float">
            <text:p>271,8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.075" calcext:value-type="float">
            <text:p>47,075</text:p>
          </table:table-cell>
          <table:table-cell office:value-type="float" office:value="151.825" calcext:value-type="float">
            <text:p>151,825</text:p>
          </table:table-cell>
          <table:table-cell office:value-type="float" office:value="141.12" calcext:value-type="float">
            <text:p>141,12</text:p>
          </table:table-cell>
          <table:table-cell office:value-type="float" office:value="271.783" calcext:value-type="float">
            <text:p>271,78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7.013" calcext:value-type="float">
            <text:p>47,013</text:p>
          </table:table-cell>
          <table:table-cell office:value-type="float" office:value="151.66" calcext:value-type="float">
            <text:p>151,66</text:p>
          </table:table-cell>
          <table:table-cell office:value-type="float" office:value="140.709" calcext:value-type="float">
            <text:p>140,709</text:p>
          </table:table-cell>
          <table:table-cell office:value-type="float" office:value="271.122" calcext:value-type="float">
            <text:p>271,12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.579" calcext:value-type="float">
            <text:p>46,579</text:p>
          </table:table-cell>
          <table:table-cell office:value-type="float" office:value="151.347" calcext:value-type="float">
            <text:p>151,347</text:p>
          </table:table-cell>
          <table:table-cell office:value-type="float" office:value="140.664" calcext:value-type="float">
            <text:p>140,664</text:p>
          </table:table-cell>
          <table:table-cell office:value-type="float" office:value="271.073" calcext:value-type="float">
            <text:p>271,07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.387" calcext:value-type="float">
            <text:p>46,387</text:p>
          </table:table-cell>
          <table:table-cell office:value-type="float" office:value="150.361" calcext:value-type="float">
            <text:p>150,361</text:p>
          </table:table-cell>
          <table:table-cell office:value-type="float" office:value="140.655" calcext:value-type="float">
            <text:p>140,655</text:p>
          </table:table-cell>
          <table:table-cell office:value-type="float" office:value="270.782" calcext:value-type="float">
            <text:p>270,78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.333" calcext:value-type="float">
            <text:p>46,333</text:p>
          </table:table-cell>
          <table:table-cell office:value-type="float" office:value="149.83" calcext:value-type="float">
            <text:p>149,83</text:p>
          </table:table-cell>
          <table:table-cell office:value-type="float" office:value="140.197" calcext:value-type="float">
            <text:p>140,197</text:p>
          </table:table-cell>
          <table:table-cell office:value-type="float" office:value="270.468" calcext:value-type="float">
            <text:p>270,46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.293" calcext:value-type="float">
            <text:p>46,293</text:p>
          </table:table-cell>
          <table:table-cell office:value-type="float" office:value="149.367" calcext:value-type="float">
            <text:p>149,367</text:p>
          </table:table-cell>
          <table:table-cell office:value-type="float" office:value="140.033" calcext:value-type="float">
            <text:p>140,033</text:p>
          </table:table-cell>
          <table:table-cell office:value-type="float" office:value="270.311" calcext:value-type="float">
            <text:p>270,31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.177" calcext:value-type="float">
            <text:p>46,177</text:p>
          </table:table-cell>
          <table:table-cell office:value-type="float" office:value="149.023" calcext:value-type="float">
            <text:p>149,023</text:p>
          </table:table-cell>
          <table:table-cell office:value-type="float" office:value="139.689" calcext:value-type="float">
            <text:p>139,689</text:p>
          </table:table-cell>
          <table:table-cell office:value-type="float" office:value="269.564" calcext:value-type="float">
            <text:p>269,56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.132" calcext:value-type="float">
            <text:p>46,132</text:p>
          </table:table-cell>
          <table:table-cell office:value-type="float" office:value="148.988" calcext:value-type="float">
            <text:p>148,988</text:p>
          </table:table-cell>
          <table:table-cell office:value-type="float" office:value="139.612" calcext:value-type="float">
            <text:p>139,612</text:p>
          </table:table-cell>
          <table:table-cell office:value-type="float" office:value="269.388" calcext:value-type="float">
            <text:p>269,38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6.084" calcext:value-type="float">
            <text:p>46,084</text:p>
          </table:table-cell>
          <table:table-cell office:value-type="float" office:value="148.311" calcext:value-type="float">
            <text:p>148,311</text:p>
          </table:table-cell>
          <table:table-cell office:value-type="float" office:value="139.558" calcext:value-type="float">
            <text:p>139,558</text:p>
          </table:table-cell>
          <table:table-cell office:value-type="float" office:value="269.324" calcext:value-type="float">
            <text:p>269,32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.951" calcext:value-type="float">
            <text:p>45,951</text:p>
          </table:table-cell>
          <table:table-cell office:value-type="float" office:value="148.093" calcext:value-type="float">
            <text:p>148,093</text:p>
          </table:table-cell>
          <table:table-cell office:value-type="float" office:value="139.33" calcext:value-type="float">
            <text:p>139,33</text:p>
          </table:table-cell>
          <table:table-cell office:value-type="float" office:value="269.07" calcext:value-type="float">
            <text:p>269,0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.934" calcext:value-type="float">
            <text:p>45,934</text:p>
          </table:table-cell>
          <table:table-cell office:value-type="float" office:value="147.827" calcext:value-type="float">
            <text:p>147,827</text:p>
          </table:table-cell>
          <table:table-cell office:value-type="float" office:value="139.268" calcext:value-type="float">
            <text:p>139,268</text:p>
          </table:table-cell>
          <table:table-cell office:value-type="float" office:value="269.01" calcext:value-type="float">
            <text:p>269,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.928" calcext:value-type="float">
            <text:p>45,928</text:p>
          </table:table-cell>
          <table:table-cell office:value-type="float" office:value="147.633" calcext:value-type="float">
            <text:p>147,633</text:p>
          </table:table-cell>
          <table:table-cell office:value-type="float" office:value="139.257" calcext:value-type="float">
            <text:p>139,257</text:p>
          </table:table-cell>
          <table:table-cell office:value-type="float" office:value="268.909" calcext:value-type="float">
            <text:p>268,90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.845" calcext:value-type="float">
            <text:p>45,845</text:p>
          </table:table-cell>
          <table:table-cell office:value-type="float" office:value="147.395" calcext:value-type="float">
            <text:p>147,395</text:p>
          </table:table-cell>
          <table:table-cell office:value-type="float" office:value="138.946" calcext:value-type="float">
            <text:p>138,946</text:p>
          </table:table-cell>
          <table:table-cell office:value-type="float" office:value="268.702" calcext:value-type="float">
            <text:p>268,7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.824" calcext:value-type="float">
            <text:p>45,824</text:p>
          </table:table-cell>
          <table:table-cell office:value-type="float" office:value="146.998" calcext:value-type="float">
            <text:p>146,998</text:p>
          </table:table-cell>
          <table:table-cell office:value-type="float" office:value="138.895" calcext:value-type="float">
            <text:p>138,895</text:p>
          </table:table-cell>
          <table:table-cell office:value-type="float" office:value="268.659" calcext:value-type="float">
            <text:p>268,65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.792" calcext:value-type="float">
            <text:p>45,792</text:p>
          </table:table-cell>
          <table:table-cell office:value-type="float" office:value="146.969" calcext:value-type="float">
            <text:p>146,969</text:p>
          </table:table-cell>
          <table:table-cell office:value-type="float" office:value="138.708" calcext:value-type="float">
            <text:p>138,708</text:p>
          </table:table-cell>
          <table:table-cell office:value-type="float" office:value="268.53" calcext:value-type="float">
            <text:p>268,5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.749" calcext:value-type="float">
            <text:p>45,749</text:p>
          </table:table-cell>
          <table:table-cell office:value-type="float" office:value="146.783" calcext:value-type="float">
            <text:p>146,783</text:p>
          </table:table-cell>
          <table:table-cell office:value-type="float" office:value="138.621" calcext:value-type="float">
            <text:p>138,621</text:p>
          </table:table-cell>
          <table:table-cell office:value-type="float" office:value="268.409" calcext:value-type="float">
            <text:p>268,40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.64" calcext:value-type="float">
            <text:p>45,64</text:p>
          </table:table-cell>
          <table:table-cell office:value-type="float" office:value="146.301" calcext:value-type="float">
            <text:p>146,301</text:p>
          </table:table-cell>
          <table:table-cell office:value-type="float" office:value="138.591" calcext:value-type="float">
            <text:p>138,591</text:p>
          </table:table-cell>
          <table:table-cell office:value-type="float" office:value="268.311" calcext:value-type="float">
            <text:p>268,31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.618" calcext:value-type="float">
            <text:p>45,618</text:p>
          </table:table-cell>
          <table:table-cell office:value-type="float" office:value="146.076" calcext:value-type="float">
            <text:p>146,076</text:p>
          </table:table-cell>
          <table:table-cell office:value-type="float" office:value="138.515" calcext:value-type="float">
            <text:p>138,515</text:p>
          </table:table-cell>
          <table:table-cell office:value-type="float" office:value="268.244" calcext:value-type="float">
            <text:p>268,2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.597" calcext:value-type="float">
            <text:p>45,597</text:p>
          </table:table-cell>
          <table:table-cell office:value-type="float" office:value="145.758" calcext:value-type="float">
            <text:p>145,758</text:p>
          </table:table-cell>
          <table:table-cell office:value-type="float" office:value="138.313" calcext:value-type="float">
            <text:p>138,313</text:p>
          </table:table-cell>
          <table:table-cell office:value-type="float" office:value="268.143" calcext:value-type="float">
            <text:p>268,14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.536" calcext:value-type="float">
            <text:p>45,536</text:p>
          </table:table-cell>
          <table:table-cell office:value-type="float" office:value="145.074" calcext:value-type="float">
            <text:p>145,074</text:p>
          </table:table-cell>
          <table:table-cell office:value-type="float" office:value="138.067" calcext:value-type="float">
            <text:p>138,067</text:p>
          </table:table-cell>
          <table:table-cell office:value-type="float" office:value="268.061" calcext:value-type="float">
            <text:p>268,0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.534" calcext:value-type="float">
            <text:p>45,534</text:p>
          </table:table-cell>
          <table:table-cell office:value-type="float" office:value="144.833" calcext:value-type="float">
            <text:p>144,833</text:p>
          </table:table-cell>
          <table:table-cell office:value-type="float" office:value="138.047" calcext:value-type="float">
            <text:p>138,047</text:p>
          </table:table-cell>
          <table:table-cell office:value-type="float" office:value="268.041" calcext:value-type="float">
            <text:p>268,0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.443" calcext:value-type="float">
            <text:p>45,443</text:p>
          </table:table-cell>
          <table:table-cell office:value-type="float" office:value="144.718" calcext:value-type="float">
            <text:p>144,718</text:p>
          </table:table-cell>
          <table:table-cell office:value-type="float" office:value="137.895" calcext:value-type="float">
            <text:p>137,895</text:p>
          </table:table-cell>
          <table:table-cell office:value-type="float" office:value="267.971" calcext:value-type="float">
            <text:p>267,97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.423" calcext:value-type="float">
            <text:p>45,423</text:p>
          </table:table-cell>
          <table:table-cell office:value-type="float" office:value="144.675" calcext:value-type="float">
            <text:p>144,675</text:p>
          </table:table-cell>
          <table:table-cell office:value-type="float" office:value="137.889" calcext:value-type="float">
            <text:p>137,889</text:p>
          </table:table-cell>
          <table:table-cell office:value-type="float" office:value="267.918" calcext:value-type="float">
            <text:p>267,91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.353" calcext:value-type="float">
            <text:p>45,353</text:p>
          </table:table-cell>
          <table:table-cell office:value-type="float" office:value="144.523" calcext:value-type="float">
            <text:p>144,523</text:p>
          </table:table-cell>
          <table:table-cell office:value-type="float" office:value="137.827" calcext:value-type="float">
            <text:p>137,827</text:p>
          </table:table-cell>
          <table:table-cell office:value-type="float" office:value="267.859" calcext:value-type="float">
            <text:p>267,85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.346" calcext:value-type="float">
            <text:p>45,346</text:p>
          </table:table-cell>
          <table:table-cell office:value-type="float" office:value="144.489" calcext:value-type="float">
            <text:p>144,489</text:p>
          </table:table-cell>
          <table:table-cell office:value-type="float" office:value="137.755" calcext:value-type="float">
            <text:p>137,755</text:p>
          </table:table-cell>
          <table:table-cell office:value-type="float" office:value="267.821" calcext:value-type="float">
            <text:p>267,82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.3" calcext:value-type="float">
            <text:p>45,3</text:p>
          </table:table-cell>
          <table:table-cell office:value-type="float" office:value="144.453" calcext:value-type="float">
            <text:p>144,453</text:p>
          </table:table-cell>
          <table:table-cell office:value-type="float" office:value="137.689" calcext:value-type="float">
            <text:p>137,689</text:p>
          </table:table-cell>
          <table:table-cell office:value-type="float" office:value="267.811" calcext:value-type="float">
            <text:p>267,81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.138" calcext:value-type="float">
            <text:p>45,138</text:p>
          </table:table-cell>
          <table:table-cell office:value-type="float" office:value="144.432" calcext:value-type="float">
            <text:p>144,432</text:p>
          </table:table-cell>
          <table:table-cell office:value-type="float" office:value="137.685" calcext:value-type="float">
            <text:p>137,685</text:p>
          </table:table-cell>
          <table:table-cell office:value-type="float" office:value="267.799" calcext:value-type="float">
            <text:p>267,79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.076" calcext:value-type="float">
            <text:p>45,076</text:p>
          </table:table-cell>
          <table:table-cell office:value-type="float" office:value="144.415" calcext:value-type="float">
            <text:p>144,415</text:p>
          </table:table-cell>
          <table:table-cell office:value-type="float" office:value="137.63" calcext:value-type="float">
            <text:p>137,63</text:p>
          </table:table-cell>
          <table:table-cell office:value-type="float" office:value="267.774" calcext:value-type="float">
            <text:p>267,77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.039" calcext:value-type="float">
            <text:p>45,039</text:p>
          </table:table-cell>
          <table:table-cell office:value-type="float" office:value="144.327" calcext:value-type="float">
            <text:p>144,327</text:p>
          </table:table-cell>
          <table:table-cell office:value-type="float" office:value="137.494" calcext:value-type="float">
            <text:p>137,494</text:p>
          </table:table-cell>
          <table:table-cell office:value-type="float" office:value="267.723" calcext:value-type="float">
            <text:p>267,72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.032" calcext:value-type="float">
            <text:p>45,032</text:p>
          </table:table-cell>
          <table:table-cell office:value-type="float" office:value="144.219" calcext:value-type="float">
            <text:p>144,219</text:p>
          </table:table-cell>
          <table:table-cell office:value-type="float" office:value="137.427" calcext:value-type="float">
            <text:p>137,427</text:p>
          </table:table-cell>
          <table:table-cell office:value-type="float" office:value="267.699" calcext:value-type="float">
            <text:p>267,69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.027" calcext:value-type="float">
            <text:p>45,027</text:p>
          </table:table-cell>
          <table:table-cell office:value-type="float" office:value="144.208" calcext:value-type="float">
            <text:p>144,208</text:p>
          </table:table-cell>
          <table:table-cell office:value-type="float" office:value="137.413" calcext:value-type="float">
            <text:p>137,413</text:p>
          </table:table-cell>
          <table:table-cell office:value-type="float" office:value="267.684" calcext:value-type="float">
            <text:p>267,68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.013" calcext:value-type="float">
            <text:p>45,013</text:p>
          </table:table-cell>
          <table:table-cell office:value-type="float" office:value="144.202" calcext:value-type="float">
            <text:p>144,202</text:p>
          </table:table-cell>
          <table:table-cell office:value-type="float" office:value="137.352" calcext:value-type="float">
            <text:p>137,352</text:p>
          </table:table-cell>
          <table:table-cell office:value-type="float" office:value="267.652" calcext:value-type="float">
            <text:p>267,65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.946" calcext:value-type="float">
            <text:p>44,946</text:p>
          </table:table-cell>
          <table:table-cell office:value-type="float" office:value="144.122" calcext:value-type="float">
            <text:p>144,122</text:p>
          </table:table-cell>
          <table:table-cell office:value-type="float" office:value="137.271" calcext:value-type="float">
            <text:p>137,271</text:p>
          </table:table-cell>
          <table:table-cell office:value-type="float" office:value="267.581" calcext:value-type="float">
            <text:p>267,5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.928" calcext:value-type="float">
            <text:p>44,928</text:p>
          </table:table-cell>
          <table:table-cell office:value-type="float" office:value="143.79" calcext:value-type="float">
            <text:p>143,79</text:p>
          </table:table-cell>
          <table:table-cell office:value-type="float" office:value="137.269" calcext:value-type="float">
            <text:p>137,269</text:p>
          </table:table-cell>
          <table:table-cell office:value-type="float" office:value="267.507" calcext:value-type="float">
            <text:p>267,50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.919" calcext:value-type="float">
            <text:p>44,919</text:p>
          </table:table-cell>
          <table:table-cell office:value-type="float" office:value="143.596" calcext:value-type="float">
            <text:p>143,596</text:p>
          </table:table-cell>
          <table:table-cell office:value-type="float" office:value="137.248" calcext:value-type="float">
            <text:p>137,248</text:p>
          </table:table-cell>
          <table:table-cell office:value-type="float" office:value="267.49" calcext:value-type="float">
            <text:p>267,4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.822" calcext:value-type="float">
            <text:p>44,822</text:p>
          </table:table-cell>
          <table:table-cell office:value-type="float" office:value="143.418" calcext:value-type="float">
            <text:p>143,418</text:p>
          </table:table-cell>
          <table:table-cell office:value-type="float" office:value="137.228" calcext:value-type="float">
            <text:p>137,228</text:p>
          </table:table-cell>
          <table:table-cell office:value-type="float" office:value="267.485" calcext:value-type="float">
            <text:p>267,48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.801" calcext:value-type="float">
            <text:p>44,801</text:p>
          </table:table-cell>
          <table:table-cell office:value-type="float" office:value="143.416" calcext:value-type="float">
            <text:p>143,416</text:p>
          </table:table-cell>
          <table:table-cell office:value-type="float" office:value="137.223" calcext:value-type="float">
            <text:p>137,223</text:p>
          </table:table-cell>
          <table:table-cell office:value-type="float" office:value="267.469" calcext:value-type="float">
            <text:p>267,46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.786" calcext:value-type="float">
            <text:p>44,786</text:p>
          </table:table-cell>
          <table:table-cell office:value-type="float" office:value="143.405" calcext:value-type="float">
            <text:p>143,405</text:p>
          </table:table-cell>
          <table:table-cell office:value-type="float" office:value="137.173" calcext:value-type="float">
            <text:p>137,173</text:p>
          </table:table-cell>
          <table:table-cell office:value-type="float" office:value="267.335" calcext:value-type="float">
            <text:p>267,3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.664" calcext:value-type="float">
            <text:p>44,664</text:p>
          </table:table-cell>
          <table:table-cell office:value-type="float" office:value="143.3" calcext:value-type="float">
            <text:p>143,3</text:p>
          </table:table-cell>
          <table:table-cell office:value-type="float" office:value="137.154" calcext:value-type="float">
            <text:p>137,154</text:p>
          </table:table-cell>
          <table:table-cell office:value-type="float" office:value="267.259" calcext:value-type="float">
            <text:p>267,25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.633" calcext:value-type="float">
            <text:p>44,633</text:p>
          </table:table-cell>
          <table:table-cell office:value-type="float" office:value="143.276" calcext:value-type="float">
            <text:p>143,276</text:p>
          </table:table-cell>
          <table:table-cell office:value-type="float" office:value="136.89" calcext:value-type="float">
            <text:p>136,89</text:p>
          </table:table-cell>
          <table:table-cell office:value-type="float" office:value="267.186" calcext:value-type="float">
            <text:p>267,18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.529" calcext:value-type="float">
            <text:p>44,529</text:p>
          </table:table-cell>
          <table:table-cell office:value-type="float" office:value="143.237" calcext:value-type="float">
            <text:p>143,237</text:p>
          </table:table-cell>
          <table:table-cell office:value-type="float" office:value="136.828" calcext:value-type="float">
            <text:p>136,828</text:p>
          </table:table-cell>
          <table:table-cell office:value-type="float" office:value="267.18" calcext:value-type="float">
            <text:p>267,1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.451" calcext:value-type="float">
            <text:p>44,451</text:p>
          </table:table-cell>
          <table:table-cell office:value-type="float" office:value="143.162" calcext:value-type="float">
            <text:p>143,162</text:p>
          </table:table-cell>
          <table:table-cell office:value-type="float" office:value="136.716" calcext:value-type="float">
            <text:p>136,716</text:p>
          </table:table-cell>
          <table:table-cell office:value-type="float" office:value="267.134" calcext:value-type="float">
            <text:p>267,13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.405" calcext:value-type="float">
            <text:p>44,405</text:p>
          </table:table-cell>
          <table:table-cell office:value-type="float" office:value="143.094" calcext:value-type="float">
            <text:p>143,094</text:p>
          </table:table-cell>
          <table:table-cell office:value-type="float" office:value="136.704" calcext:value-type="float">
            <text:p>136,704</text:p>
          </table:table-cell>
          <table:table-cell office:value-type="float" office:value="267.109" calcext:value-type="float">
            <text:p>267,10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.326" calcext:value-type="float">
            <text:p>44,326</text:p>
          </table:table-cell>
          <table:table-cell office:value-type="float" office:value="142.87" calcext:value-type="float">
            <text:p>142,87</text:p>
          </table:table-cell>
          <table:table-cell office:value-type="float" office:value="136.668" calcext:value-type="float">
            <text:p>136,668</text:p>
          </table:table-cell>
          <table:table-cell office:value-type="float" office:value="267.103" calcext:value-type="float">
            <text:p>267,10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.273" calcext:value-type="float">
            <text:p>44,273</text:p>
          </table:table-cell>
          <table:table-cell office:value-type="float" office:value="142.486" calcext:value-type="float">
            <text:p>142,486</text:p>
          </table:table-cell>
          <table:table-cell office:value-type="float" office:value="136.629" calcext:value-type="float">
            <text:p>136,629</text:p>
          </table:table-cell>
          <table:table-cell office:value-type="float" office:value="267.102" calcext:value-type="float">
            <text:p>267,10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.264" calcext:value-type="float">
            <text:p>44,264</text:p>
          </table:table-cell>
          <table:table-cell office:value-type="float" office:value="142.371" calcext:value-type="float">
            <text:p>142,371</text:p>
          </table:table-cell>
          <table:table-cell office:value-type="float" office:value="136.581" calcext:value-type="float">
            <text:p>136,581</text:p>
          </table:table-cell>
          <table:table-cell office:value-type="float" office:value="267.049" calcext:value-type="float">
            <text:p>267,04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.24" calcext:value-type="float">
            <text:p>44,24</text:p>
          </table:table-cell>
          <table:table-cell office:value-type="float" office:value="142.112" calcext:value-type="float">
            <text:p>142,112</text:p>
          </table:table-cell>
          <table:table-cell office:value-type="float" office:value="136.536" calcext:value-type="float">
            <text:p>136,536</text:p>
          </table:table-cell>
          <table:table-cell office:value-type="float" office:value="267.028" calcext:value-type="float">
            <text:p>267,02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.236" calcext:value-type="float">
            <text:p>44,236</text:p>
          </table:table-cell>
          <table:table-cell office:value-type="float" office:value="141.96" calcext:value-type="float">
            <text:p>141,96</text:p>
          </table:table-cell>
          <table:table-cell office:value-type="float" office:value="136.453" calcext:value-type="float">
            <text:p>136,453</text:p>
          </table:table-cell>
          <table:table-cell office:value-type="float" office:value="267.027" calcext:value-type="float">
            <text:p>267,02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.12" calcext:value-type="float">
            <text:p>44,12</text:p>
          </table:table-cell>
          <table:table-cell office:value-type="float" office:value="141.941" calcext:value-type="float">
            <text:p>141,941</text:p>
          </table:table-cell>
          <table:table-cell office:value-type="float" office:value="136.436" calcext:value-type="float">
            <text:p>136,436</text:p>
          </table:table-cell>
          <table:table-cell office:value-type="float" office:value="266.983" calcext:value-type="float">
            <text:p>266,98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.111" calcext:value-type="float">
            <text:p>44,111</text:p>
          </table:table-cell>
          <table:table-cell office:value-type="float" office:value="141.743" calcext:value-type="float">
            <text:p>141,743</text:p>
          </table:table-cell>
          <table:table-cell office:value-type="float" office:value="136.429" calcext:value-type="float">
            <text:p>136,429</text:p>
          </table:table-cell>
          <table:table-cell office:value-type="float" office:value="266.955" calcext:value-type="float">
            <text:p>266,95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.104" calcext:value-type="float">
            <text:p>44,104</text:p>
          </table:table-cell>
          <table:table-cell office:value-type="float" office:value="141.739" calcext:value-type="float">
            <text:p>141,739</text:p>
          </table:table-cell>
          <table:table-cell office:value-type="float" office:value="136.424" calcext:value-type="float">
            <text:p>136,424</text:p>
          </table:table-cell>
          <table:table-cell office:value-type="float" office:value="266.947" calcext:value-type="float">
            <text:p>266,94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.09" calcext:value-type="float">
            <text:p>44,09</text:p>
          </table:table-cell>
          <table:table-cell office:value-type="float" office:value="141.638" calcext:value-type="float">
            <text:p>141,638</text:p>
          </table:table-cell>
          <table:table-cell office:value-type="float" office:value="136.418" calcext:value-type="float">
            <text:p>136,418</text:p>
          </table:table-cell>
          <table:table-cell office:value-type="float" office:value="266.944" calcext:value-type="float">
            <text:p>266,9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.03" calcext:value-type="float">
            <text:p>44,03</text:p>
          </table:table-cell>
          <table:table-cell office:value-type="float" office:value="141.616" calcext:value-type="float">
            <text:p>141,616</text:p>
          </table:table-cell>
          <table:table-cell office:value-type="float" office:value="136.366" calcext:value-type="float">
            <text:p>136,366</text:p>
          </table:table-cell>
          <table:table-cell office:value-type="float" office:value="266.925" calcext:value-type="float">
            <text:p>266,9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.964" calcext:value-type="float">
            <text:p>43,964</text:p>
          </table:table-cell>
          <table:table-cell office:value-type="float" office:value="141.533" calcext:value-type="float">
            <text:p>141,533</text:p>
          </table:table-cell>
          <table:table-cell office:value-type="float" office:value="136.349" calcext:value-type="float">
            <text:p>136,349</text:p>
          </table:table-cell>
          <table:table-cell office:value-type="float" office:value="266.838" calcext:value-type="float">
            <text:p>266,83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.947" calcext:value-type="float">
            <text:p>43,947</text:p>
          </table:table-cell>
          <table:table-cell office:value-type="float" office:value="141.479" calcext:value-type="float">
            <text:p>141,479</text:p>
          </table:table-cell>
          <table:table-cell office:value-type="float" office:value="136.314" calcext:value-type="float">
            <text:p>136,314</text:p>
          </table:table-cell>
          <table:table-cell office:value-type="float" office:value="266.831" calcext:value-type="float">
            <text:p>266,83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.932" calcext:value-type="float">
            <text:p>43,932</text:p>
          </table:table-cell>
          <table:table-cell office:value-type="float" office:value="141.307" calcext:value-type="float">
            <text:p>141,307</text:p>
          </table:table-cell>
          <table:table-cell office:value-type="float" office:value="136.264" calcext:value-type="float">
            <text:p>136,264</text:p>
          </table:table-cell>
          <table:table-cell office:value-type="float" office:value="266.782" calcext:value-type="float">
            <text:p>266,78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.921" calcext:value-type="float">
            <text:p>43,921</text:p>
          </table:table-cell>
          <table:table-cell office:value-type="float" office:value="141.186" calcext:value-type="float">
            <text:p>141,186</text:p>
          </table:table-cell>
          <table:table-cell office:value-type="float" office:value="136.262" calcext:value-type="float">
            <text:p>136,262</text:p>
          </table:table-cell>
          <table:table-cell office:value-type="float" office:value="266.657" calcext:value-type="float">
            <text:p>266,65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.859" calcext:value-type="float">
            <text:p>43,859</text:p>
          </table:table-cell>
          <table:table-cell office:value-type="float" office:value="141.11" calcext:value-type="float">
            <text:p>141,11</text:p>
          </table:table-cell>
          <table:table-cell office:value-type="float" office:value="136.163" calcext:value-type="float">
            <text:p>136,163</text:p>
          </table:table-cell>
          <table:table-cell office:value-type="float" office:value="266.556" calcext:value-type="float">
            <text:p>266,55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.837" calcext:value-type="float">
            <text:p>43,837</text:p>
          </table:table-cell>
          <table:table-cell office:value-type="float" office:value="140.852" calcext:value-type="float">
            <text:p>140,852</text:p>
          </table:table-cell>
          <table:table-cell office:value-type="float" office:value="135.95" calcext:value-type="float">
            <text:p>135,95</text:p>
          </table:table-cell>
          <table:table-cell office:value-type="float" office:value="266.468" calcext:value-type="float">
            <text:p>266,46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.805" calcext:value-type="float">
            <text:p>43,805</text:p>
          </table:table-cell>
          <table:table-cell office:value-type="float" office:value="140.684" calcext:value-type="float">
            <text:p>140,684</text:p>
          </table:table-cell>
          <table:table-cell office:value-type="float" office:value="135.935" calcext:value-type="float">
            <text:p>135,935</text:p>
          </table:table-cell>
          <table:table-cell office:value-type="float" office:value="266.445" calcext:value-type="float">
            <text:p>266,4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.715" calcext:value-type="float">
            <text:p>43,715</text:p>
          </table:table-cell>
          <table:table-cell office:value-type="float" office:value="140.661" calcext:value-type="float">
            <text:p>140,661</text:p>
          </table:table-cell>
          <table:table-cell office:value-type="float" office:value="135.654" calcext:value-type="float">
            <text:p>135,654</text:p>
          </table:table-cell>
          <table:table-cell office:value-type="float" office:value="266.289" calcext:value-type="float">
            <text:p>266,28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.666" calcext:value-type="float">
            <text:p>43,666</text:p>
          </table:table-cell>
          <table:table-cell office:value-type="float" office:value="140.6" calcext:value-type="float">
            <text:p>140,6</text:p>
          </table:table-cell>
          <table:table-cell office:value-type="float" office:value="135.502" calcext:value-type="float">
            <text:p>135,502</text:p>
          </table:table-cell>
          <table:table-cell office:value-type="float" office:value="266.139" calcext:value-type="float">
            <text:p>266,13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.657" calcext:value-type="float">
            <text:p>43,657</text:p>
          </table:table-cell>
          <table:table-cell office:value-type="float" office:value="140.397" calcext:value-type="float">
            <text:p>140,397</text:p>
          </table:table-cell>
          <table:table-cell office:value-type="float" office:value="135.365" calcext:value-type="float">
            <text:p>135,365</text:p>
          </table:table-cell>
          <table:table-cell office:value-type="float" office:value="266.135" calcext:value-type="float">
            <text:p>266,1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.596" calcext:value-type="float">
            <text:p>43,596</text:p>
          </table:table-cell>
          <table:table-cell office:value-type="float" office:value="140.224" calcext:value-type="float">
            <text:p>140,224</text:p>
          </table:table-cell>
          <table:table-cell office:value-type="float" office:value="135.349" calcext:value-type="float">
            <text:p>135,349</text:p>
          </table:table-cell>
          <table:table-cell office:value-type="float" office:value="266.135" calcext:value-type="float">
            <text:p>266,1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3.44" calcext:value-type="float">
            <text:p>43,44</text:p>
          </table:table-cell>
          <table:table-cell office:value-type="float" office:value="139.704" calcext:value-type="float">
            <text:p>139,704</text:p>
          </table:table-cell>
          <table:table-cell office:value-type="float" office:value="135.263" calcext:value-type="float">
            <text:p>135,263</text:p>
          </table:table-cell>
          <table:table-cell office:value-type="float" office:value="265.124" calcext:value-type="float">
            <text:p>265,124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gcp.E6:gcp.E10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00/00/0000</text:date>, <text:time style:data-style-name="N2" text:time-value="23:09:12.315175317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8:37:25.691125304</meta:creation-date>
    <dc:date>2019-03-18T23:21:39.093581441</dc:date>
    <meta:editing-duration>PT22M37S</meta:editing-duration>
    <meta:editing-cycles>5</meta:editing-cycles>
    <meta:generator>LibreOffice/5.1.6.2$Linux_X86_64 LibreOffice_project/10m0$Build-2</meta:generator>
    <meta:document-statistic meta:table-count="1" meta:cell-count="383" meta:object-count="0"/>
  </office:meta>
</office:document-meta>
</file>